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1" style:family="table">
      <style:table-properties style:width="18.997cm" table:align="margins"/>
    </style:style>
    <style:style style:name="tab1.A" style:family="table-column">
      <style:table-column-properties style:column-width="6.332cm" style:rel-column-width="21845*"/>
    </style:style>
    <style:style style:name="tab1.1" style:family="table-row">
      <style:table-row-properties style:min-row-height="2.858cm"/>
    </style:style>
    <style:style style:name="tab1.A1" style:family="table-cell">
      <style:table-cell-properties fo:background-color="transparent" fo:padding="0.097cm" fo:border="none">
        <style:background-image/>
      </style:table-cell-properties>
    </style:style>
    <style:style style:name="tab1.2" style:family="table-row">
      <style:table-row-properties style:min-row-height="5.078cm"/>
    </style:style>
    <style:style style:name="Tableau1" style:family="table">
      <style:table-properties style:width="6.077cm" fo:margin-left="0.062cm" fo:margin-right="0cm" table:align="margins"/>
    </style:style>
    <style:style style:name="Tableau1.A" style:family="table-column">
      <style:table-column-properties style:column-width="6.077cm" style:rel-column-width="65535*"/>
    </style:style>
    <style:style style:name="Tableau1.A1" style:family="table-cell">
      <style:table-cell-properties fo:background-color="#83caff" fo:padding="0.097cm" fo:border="0.002cm solid #000000">
        <style:background-image/>
      </style:table-cell-properties>
    </style:style>
    <style:style style:name="Tableau2" style:family="table">
      <style:table-properties style:width="6.138cm" table:align="margins"/>
    </style:style>
    <style:style style:name="Tableau2.A" style:family="table-column">
      <style:table-column-properties style:column-width="3.069cm" style:rel-column-width="32767*"/>
    </style:style>
    <style:style style:name="Tableau2.B" style:family="table-column">
      <style:table-column-properties style:column-width="3.069cm" style:rel-column-width="32768*"/>
    </style:style>
    <style:style style:name="Tableau2.A1" style:family="table-cell">
      <style:table-cell-properties style:vertical-align="middle"/>
    </style:style>
    <style:style style:name="Tableau2.3" style:family="table-row">
      <style:table-row-properties style:min-row-height="1.344cm"/>
    </style:style>
    <style:style style:name="Tableau4" style:family="table">
      <style:table-properties style:width="18.997cm" table:align="margins"/>
    </style:style>
    <style:style style:name="Tableau4.A" style:family="table-column">
      <style:table-column-properties style:column-width="2.374cm" style:rel-column-width="8190*"/>
    </style:style>
    <style:style style:name="Tableau4.D" style:family="table-column">
      <style:table-column-properties style:column-width="2.376cm" style:rel-column-width="8196*"/>
    </style:style>
    <style:style style:name="Tableau4.H" style:family="table-column">
      <style:table-column-properties style:column-width="2.376cm" style:rel-column-width="8199*"/>
    </style:style>
    <style:style style:name="Tableau4.A1" style:family="table-cell">
      <style:table-cell-properties fo:background-color="#cccccc" fo:padding="0.097cm" fo:border="0.002cm solid #000000">
        <style:background-image/>
      </style:table-cell-properties>
    </style:style>
    <style:style style:name="Tableau4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4.H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.A4" style:family="table-cell">
      <style:table-cell-properties fo:padding="0.097cm" fo:border-left="0.002cm solid #000000" fo:border-right="none" fo:border-top="none" fo:border-bottom="0.002cm solid #000000"/>
    </style:style>
    <style:style style:name="Tableau4.6" style:family="table-row">
      <style:table-row-properties style:min-row-height="0.011cm"/>
    </style:style>
    <style:style style:name="Tableau4.A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.A17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fo:background-color="#83caf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fo:background-color="transparent" style:font-size-asian="10.5pt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4pt" fo:font-weight="bold" fo:background-color="transparent" style:font-size-asian="10.5pt"/>
    </style:style>
    <style:style style:name="P11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fo:font-size="14pt" fo:font-weight="bold" fo:background-color="transparent" style:font-size-asian="10.5pt" style:font-weight-asian="bold" style:font-weight-complex="bold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4pt" fo:font-weight="bold" fo:background-color="transparent" style:font-size-asian="10.5pt" style:font-weight-asian="bold" style:font-weight-complex="bold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4pt" fo:font-weight="bold" fo:background-color="transparent" style:font-size-asian="10.5pt"/>
    </style:style>
    <style:style style:name="P1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4pt" fo:font-weight="normal" fo:background-color="transparent" style:font-size-asian="10.5pt" style:font-weight-asian="normal" style:font-weight-complex="normal"/>
    </style:style>
    <style:style style:name="P15" style:family="paragraph" style:parent-style-name="Standard">
      <style:paragraph-properties fo:text-align="end" style:justify-single-word="false" fo:background-color="transparent">
        <style:background-image/>
      </style:paragraph-properties>
      <style:text-properties fo:font-size="14pt" fo:font-weight="normal" fo:background-color="transparent" style:font-size-asian="10.5pt" style:font-weight-asian="normal" style:font-weight-complex="normal"/>
    </style:style>
    <style:style style:name="P16" style:family="paragraph" style:parent-style-name="Fram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bold"/>
    </style:style>
    <style:style style:name="fr1" style:family="graphic" style:parent-style-name="Frame">
      <style:graphic-properties fo:margin-top="115.498cm" fo:margin-bottom="0cm" style:vertical-pos="from-top" style:vertical-rel="paragraph-content" style:horizontal-pos="left" style:horizontal-rel="paragraph" fo:background-color="transparent" style:background-transparency="100%" style:shadow="none" style:writing-mode="lr-tb" style:flow-with-text="tru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1" table:style-name="tab1">
        <table:table-column table:style-name="tab1.A" table:number-columns-repeated="3"/>
        <table:table-row table:style-name="tab1.1">
          <table:table-cell table:style-name="tab1.A1" table:number-columns-spanned="2" office:value-type="string">
            <text:p text:style-name="P9"><draw:frame draw:style-name="fr1" draw:name="image: o.logo" text:anchor-type="paragraph" svg:y="-0.101cm" svg:width="6.138cm" svg:height="2.921cm" draw:z-index="0">
        <draw:text-box>
         <text:p text:style-name="P16"/>
        </draw:text-box>
       </draw:frame></text:p>
          </table:table-cell>
          <table:covered-table-cell/>
          <table:table-cell table:style-name="tab1.A1" office:value-type="string">
            <text:p text:style-name="P10"/>
            <table:table table:name="Tableau1" table:style-name="Tableau1">
              <table:table-column table:style-name="Tableau1.A"/>
              <table:table-row>
                <table:table-cell table:style-name="Tableau1.A1" office:value-type="string">
                  <text:p text:style-name="P4"><text:bookmark-start text:name="DDE_LINK2"/>${o._meta.verbose_name} ${o.name}</text:p>
                </table:table-cell>
              </table:table-row>
            </table:table>
            <text:p text:style-name="P13"/>
          </table:table-cell>
        </table:table-row>
        <table:table-row table:style-name="tab1.2">
          <table:table-cell table:style-name="tab1.A1" office:value-type="string">
            <text:p text:style-name="P12"><text:bookmark-start text:name="DDE_LINK33"/>${o.source.name}</text:p>
            <text:p text:style-name="P14"><text:bookmark-start text:name="DDE_LINK34"/>${o.source.billing_adress}</text:p>
          </table:table-cell>
          <table:table-cell table:style-name="tab1.A1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23"><text:bookmark-start text:name="DDE_LINK"/>${o._meta.get_field('number').verbose_name} :</text:p>
                </table:table-cell>
                <table:table-cell table:style-name="Tableau2.A1" office:value-type="string">
                  <text:p text:style-name="P22"><text:bookmark-start text:name="DDE_LINK6"/>${o.number}</text:p>
                </table:table-cell>
              </table:table-row>
              <table:table-row>
                <table:table-cell table:style-name="Tableau2.A1" office:value-type="string">
                  <text:p text:style-name="P23"><text:bookmark-start text:name="DDE_LINK35"/>${o._meta.get_field('issuing_date').verbose_name} :</text:p>
                </table:table-cell>
                <table:table-cell table:style-name="Tableau2.A1" office:value-type="string">
                  <text:p text:style-name="P22"><text:bookmark-start text:name="DDE_LINK36"/>${o.issuing_date.strftime('%d/%m/%Y')}</text:p>
                </table:table-cell>
              </table:table-row>
              <table:table-row table:style-name="Tableau2.3">
                <table:table-cell table:style-name="Tableau2.A1" office:value-type="string">
                  <text:p text:style-name="P23"><text:bookmark-start text:name="DDE_LINK1"/>${o._meta.get_field('expiration_date').verbose_name} <text:bookmark-end text:name="DDE_LINK1"/>:</text:p>
                </table:table-cell>
                <table:table-cell table:style-name="Tableau2.A1" office:value-type="string">
                  <text:p text:style-name="P22"><text:bookmark-start text:name="DDE_LINK37"/>${o.expiration_date.strftime('%d/%m/%Y')}</text:p>
                </table:table-cell>
              </table:table-row>
            </table:table>
            <text:p text:style-name="P14"/>
          </table:table-cell>
          <table:table-cell table:style-name="tab1.A1" office:value-type="string">
            <text:p text:style-name="P11"><text:bookmark-start text:name="DDE_LINK38"/>${o.target.name}</text:p>
            <text:p text:style-name="P15"><text:bookmark-start text:name="DDE_LINK39"/>${o.target.billing_adress}</text:p>
          </table:table-cell>
        </table:table-row>
      </table:table>
      <text:p text:style-name="P3"/>
      <table:table table:name="Tableau4" table:style-name="Tableau4">
        <table:table-column table:style-name="Tableau4.A" table:number-columns-repeated="3"/>
        <table:table-column table:style-name="Tableau4.D"/>
        <table:table-column table:style-name="Tableau4.A" table:number-columns-repeated="3"/>
        <table:table-column table:style-name="Tableau4.H"/>
        <table:table-row>
          <table:table-cell table:style-name="Tableau4.A1" table:number-columns-spanned="8" office:value-type="string">
            <text:p text:style-name="P21">Produits factur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19">Code</text:p>
          </table:table-cell>
          <table:table-cell table:style-name="Tableau4.A2" office:value-type="string">
            <text:p text:style-name="P19">Libellé</text:p>
          </table:table-cell>
          <table:table-cell table:style-name="Tableau4.A2" office:value-type="string">
            <text:p text:style-name="P19">Quantité</text:p>
          </table:table-cell>
          <table:table-cell table:style-name="Tableau4.A2" office:value-type="string">
            <text:p text:style-name="P19">Prix unitaire</text:p>
          </table:table-cell>
          <table:table-cell table:style-name="Tableau4.A2" office:value-type="string">
            <text:p text:style-name="P19">Remise</text:p>
          </table:table-cell>
          <table:table-cell table:style-name="Tableau4.A2" office:value-type="string">
            <text:p text:style-name="P19">Total HT</text:p>
          </table:table-cell>
          <table:table-cell table:style-name="Tableau4.A2" office:value-type="string">
            <text:p text:style-name="P19">TVA</text:p>
          </table:table-cell>
          <table:table-cell table:style-name="Tableau4.H2" office:value-type="string">
            <text:p text:style-name="P19">Total TTC</text:p>
          </table:table-cell>
        </table:table-row>
        <table:table-row>
          <table:table-cell table:style-name="Tableau4.A3" table:number-columns-spanned="8" office:value-type="string">
            <text:p text:style-name="P17"><text:a xlink:type="simple" xlink:href="relatorio://for%20each=%22p%20in%20o.get_product_lines()%22"><text:span text:style-name="T2">for each="p in o.get_product_lines(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4" office:value-type="string">
            <text:p text:style-name="Standard"><text:a xlink:type="simple" xlink:href="relatorio://if%20test=%22p.related_item%20is%20not%20None%22"><text:span text:style-name="T3">if test="p.related_item is not None"</text:span></text:a></text:p>
            <text:p text:style-name="P20"><text:bookmark-start text:name="DDE_LINK40"/>${p.related_item.code}</text:p>
            <text:p text:style-name="P18"><text:a xlink:type="simple" xlink:href="relatorio:///if"><text:span text:style-name="T1">/if</text:span></text:a></text:p>
          </table:table-cell>
          <table:table-cell table:style-name="Tableau4.A4" office:value-type="string">
            <text:p text:style-name="Standard"><text:a xlink:type="simple" xlink:href="relatorio://if%20test=%22p.related_item%20is%20not%20None%22"><text:span text:style-name="T3">if test="p.related_item is not None"</text:span></text:a></text:p>
            <text:p text:style-name="P20"><text:bookmark-start text:name="DDE_LINK41"/>${p.related_item.name}</text:p>
            <text:p text:style-name="P18"><text:a xlink:type="simple" xlink:href="relatorio:///if"><text:span text:style-name="T1">/if</text:span></text:a></text:p>
            <text:p text:style-name="Standard"><text:a xlink:type="simple" xlink:href="relatorio://if%20test=%22p.on_the_fly_item%20is%20not%20None%22"><text:span text:style-name="T3">if test="p.on_the_fly_item is not None"</text:span></text:a></text:p>
            <text:p text:style-name="P20"><text:bookmark-start text:name="DDE_LINK42"/>${p.on_the_fly_item}</text:p>
            <text:p text:style-name="P18"><text:a xlink:type="simple" xlink:href="relatorio:///if"><text:span text:style-name="T1">/if</text:span></text:a></text:p>
          </table:table-cell>
          <table:table-cell table:style-name="Tableau4.A4" office:value-type="string">
            <text:p text:style-name="P20"><text:bookmark-start text:name="DDE_LINK43"/>${p.quantity}</text:p>
          </table:table-cell>
          <table:table-cell table:style-name="Tableau4.A4" office:value-type="string">
            <text:p text:style-name="P20"><text:bookmark-start text:name="DDE_LINK44"/>${p.unit_price}</text:p>
          </table:table-cell>
          <table:table-cell table:style-name="Tableau4.A4" office:value-type="string">
            <text:p text:style-name="P20"><text:bookmark-start text:name="DDE_LINK32"/>${p.discount}<text:bookmark-end text:name="DDE_LINK32"/></text:p>
            <text:p text:style-name="P20"/>
          </table:table-cell>
          <table:table-cell table:style-name="Tableau4.A4" office:value-type="string">
            <text:p text:style-name="P20"><text:bookmark-start text:name="DDE_LINK45"/>${p.get_price_exclusive_of_tax()}</text:p>
          </table:table-cell>
          <table:table-cell table:style-name="Tableau4.A4" office:value-type="string">
            <text:p text:style-name="P20"><text:bookmark-start text:name="DDE_LINK46"/>${p.vat}</text:p>
          </table:table-cell>
          <table:table-cell table:style-name="Tableau4.A3" office:value-type="string">
            <text:p text:style-name="P20"><text:bookmark-start text:name="DDE_LINK47"/>${p.get_price_inclusive_of_tax()}</text:p>
          </table:table-cell>
        </table:table-row>
        <table:table-row>
          <table:table-cell table:style-name="Tableau4.A3" table:number-columns-spanned="8" office:value-type="string">
            <text:p text:style-name="P17"><text:a xlink:type="simple" xlink:href="relatorio:///for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6">
          <table:table-cell table:style-name="Tableau4.A2" table:number-columns-spanned="4" office:value-type="string">
            <text:p text:style-name="P6">Sous-total produits HT</text:p>
          </table:table-cell>
          <table:covered-table-cell/>
          <table:covered-table-cell/>
          <table:covered-table-cell/>
          <table:table-cell table:style-name="Tableau4.A3" table:number-columns-spanned="4" office:value-type="string">
            <text:p text:style-name="P8"><text:bookmark-start text:name="DDE_LINK71"/>${o.get_product_lines_total_price_exclusive_of_tax()}<text:bookmark-end text:name="DDE_LINK71"/></text:p>
          </table:table-cell>
          <table:covered-table-cell/>
          <table:covered-table-cell/>
          <table:covered-table-cell/>
        </table:table-row>
        <table:table-row>
          <table:table-cell table:style-name="Tableau4.A2" table:number-columns-spanned="4" office:value-type="string">
            <text:p text:style-name="P6">Sous-total produits TTC</text:p>
          </table:table-cell>
          <table:covered-table-cell/>
          <table:covered-table-cell/>
          <table:covered-table-cell/>
          <table:table-cell table:style-name="Tableau4.A3" table:number-columns-spanned="4" office:value-type="string">
            <text:p text:style-name="P8"><text:bookmark-start text:name="DDE_LINK10"/>${o.get_product_lines_total_price_inclusive_of_tax()}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4.A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9" table:number-columns-spanned="8" office:value-type="string">
            <text:p text:style-name="P21">Services factur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19">Référence</text:p>
          </table:table-cell>
          <table:table-cell table:style-name="Tableau4.A2" office:value-type="string">
            <text:p text:style-name="P19">Libellé</text:p>
          </table:table-cell>
          <table:table-cell table:style-name="Tableau4.A2" office:value-type="string">
            <text:p text:style-name="P19">Quantité</text:p>
          </table:table-cell>
          <table:table-cell table:style-name="Tableau4.A2" office:value-type="string">
            <text:p text:style-name="P19">Prix unitaire</text:p>
          </table:table-cell>
          <table:table-cell table:style-name="Tableau4.A2" office:value-type="string">
            <text:p text:style-name="P19">Remise</text:p>
          </table:table-cell>
          <table:table-cell table:style-name="Tableau4.A2" office:value-type="string">
            <text:p text:style-name="P19">Total HT</text:p>
          </table:table-cell>
          <table:table-cell table:style-name="Tableau4.A2" office:value-type="string">
            <text:p text:style-name="P19">TVA</text:p>
          </table:table-cell>
          <table:table-cell table:style-name="Tableau4.H2" office:value-type="string">
            <text:p text:style-name="P19">Total TTC</text:p>
          </table:table-cell>
        </table:table-row>
        <table:table-row>
          <table:table-cell table:style-name="Tableau4.A3" table:number-columns-spanned="8" office:value-type="string">
            <text:p text:style-name="P18"><text:a xlink:type="simple" xlink:href="relatorio://for%20each=%22s%20in%20o.get_service_lines()%22"><text:span text:style-name="T1">for each="s in o.get_service_lines(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4" office:value-type="string">
            <text:p text:style-name="Standard"><text:a xlink:type="simple" xlink:href="relatorio://if%20test=%22s.related_item%20is%20not%20None%22"><text:span text:style-name="T3">if test="s.related_item is not None"</text:span></text:a></text:p>
            <text:p text:style-name="P8">${s.related_item.reference} </text:p>
            <text:p text:style-name="P18"><text:a xlink:type="simple" xlink:href="relatorio:///if"><text:span text:style-name="T1">/if</text:span></text:a></text:p>
          </table:table-cell>
          <table:table-cell table:style-name="Tableau4.A4" office:value-type="string">
            <text:p text:style-name="Standard"><text:a xlink:type="simple" xlink:href="relatorio://if%20test=%22s.related_item%20is%20not%20None%22"><text:span text:style-name="T3">if test="s.related_item is not None"</text:span></text:a></text:p>
            <text:p text:style-name="P8"><text:bookmark-start text:name="DDE_LINK48"/>${s.related_item.name} </text:p>
            <text:p text:style-name="P18"><text:a xlink:type="simple" xlink:href="relatorio:///if"><text:span text:style-name="T1">/if</text:span></text:a></text:p>
            <text:p text:style-name="Standard"><text:a xlink:type="simple" xlink:href="relatorio://if%20test=%22s.on_the_fly_item%20is%20not%20None%22"><text:span text:style-name="T3">if test="s.on_the_fly_item is not None"</text:span></text:a></text:p>
            <text:p text:style-name="P20"><text:bookmark-start text:name="DDE_LINK49"/>${s.on_the_fly_item}</text:p>
            <text:p text:style-name="P18"><text:a xlink:type="simple" xlink:href="relatorio:///if"><text:span text:style-name="T1">/if</text:span></text:a></text:p>
          </table:table-cell>
          <table:table-cell table:style-name="Tableau4.A4" office:value-type="string">
            <text:p text:style-name="P8"><text:bookmark-start text:name="DDE_LINK50"/>${s.quantity} </text:p>
          </table:table-cell>
          <table:table-cell table:style-name="Tableau4.A4" office:value-type="string">
            <text:p text:style-name="P8"><text:bookmark-start text:name="DDE_LINK51"/>${s.unit_price} </text:p>
          </table:table-cell>
          <table:table-cell table:style-name="Tableau4.A4" office:value-type="string">
            <text:p text:style-name="P8"><text:bookmark-start text:name="DDE_LINK52"/>${s.discount} </text:p>
          </table:table-cell>
          <table:table-cell table:style-name="Tableau4.A4" office:value-type="string">
            <text:p text:style-name="P8"><text:bookmark-start text:name="DDE_LINK53"/>${s.get_price_exclusive_of_tax()} <text:bookmark-end text:name="DDE_LINK3"/></text:p>
          </table:table-cell>
          <table:table-cell table:style-name="Tableau4.A4" office:value-type="string">
            <text:p text:style-name="P8"><text:bookmark-start text:name="DDE_LINK54"/>${s.vat} </text:p>
          </table:table-cell>
          <table:table-cell table:style-name="Tableau4.A3" office:value-type="string">
            <text:p text:style-name="P8"><text:bookmark-start text:name="DDE_LINK55"/>${s.get_price_inclusive_of_tax()} </text:p>
          </table:table-cell>
        </table:table-row>
        <table:table-row>
          <table:table-cell table:style-name="Tableau4.A3" table:number-columns-spanned="8" office:value-type="string">
            <text:p text:style-name="P17"><text:a xlink:type="simple" xlink:href="relatorio:///for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2" table:number-columns-spanned="4" office:value-type="string">
            <text:p text:style-name="P7">Sous-total services HT</text:p>
          </table:table-cell>
          <table:covered-table-cell/>
          <table:covered-table-cell/>
          <table:covered-table-cell/>
          <table:table-cell table:style-name="Tableau4.A3" table:number-columns-spanned="4" office:value-type="string">
            <text:p text:style-name="P8"><text:bookmark-start text:name="DDE_LINK4"/>${o.get_service_lines_total_price_exclusive_of_tax()}<text:bookmark-end text:name="DDE_LINK4"/></text:p>
          </table:table-cell>
          <table:covered-table-cell/>
          <table:covered-table-cell/>
          <table:covered-table-cell/>
        </table:table-row>
        <table:table-row>
          <table:table-cell table:style-name="Tableau4.A2" table:number-columns-spanned="4" office:value-type="string">
            <text:p text:style-name="Standard">Sous-total services TTC</text:p>
          </table:table-cell>
          <table:covered-table-cell/>
          <table:covered-table-cell/>
          <table:covered-table-cell/>
          <table:table-cell table:style-name="Tableau4.A3" table:number-columns-spanned="4" office:value-type="string">
            <text:p text:style-name="P8"><text:bookmark-start text:name="DDE_LINK56"/>${o.get_service_lines_total_price_inclusive_of_tax()}</text:p>
          </table:table-cell>
          <table:covered-table-cell/>
          <table:covered-table-cell/>
          <table:covered-table-cell/>
        </table:table-row>
        <table:table-row>
          <table:table-cell table:style-name="Tableau4.A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6">
          <table:table-cell table:style-name="Tableau4.A17" table:number-columns-spanned="4" office:value-type="string">
            <text:p text:style-name="P19">Total HT</text:p>
          </table:table-cell>
          <table:covered-table-cell/>
          <table:covered-table-cell/>
          <table:covered-table-cell/>
          <table:table-cell table:style-name="Tableau4.A3" table:number-columns-spanned="4" office:value-type="string">
            <text:p text:style-name="P8"><text:bookmark-start text:name="DDE_LINK57"/>${o.get_product_lines_total_price_exclusive_of_tax()+o.get_service_lines_total_price_exclusive_of_tax()}</text:p>
          </table:table-cell>
          <table:covered-table-cell/>
          <table:covered-table-cell/>
          <table:covered-table-cell/>
        </table:table-row>
        <table:table-row>
          <table:table-cell table:style-name="Tableau4.A17" table:number-columns-spanned="4" office:value-type="string">
            <text:p text:style-name="P19"><text:bookmark-start text:name="DDE_LINK58"/>Total TTC (en ${o.currency})</text:p>
          </table:table-cell>
          <table:covered-table-cell/>
          <table:covered-table-cell/>
          <table:covered-table-cell/>
          <table:table-cell table:style-name="Tableau4.A3" table:number-columns-spanned="4" office:value-type="string">
            <text:p text:style-name="P8"><text:bookmark-start text:name="DDE_LINK59"/>${o.get_product_lines_total_price_inclusive_of_tax()+o.get_service_lines_total_price_inclusive_of_tax()}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48cm" style:type="center"/>
          <style:tab-stop style:position="27.69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2" style:family="table">
      <style:table-properties style:width="18.997cm" table:align="margins"/>
    </style:style>
    <style:style style:name="tab2.A" style:family="table-column">
      <style:table-column-properties style:column-width="16.775cm" style:rel-column-width="57867*"/>
    </style:style>
    <style:style style:name="tab2.B" style:family="table-column">
      <style:table-column-properties style:column-width="2.223cm" style:rel-column-width="7668*"/>
    </style:style>
    <style:style style:name="tab2.1" style:family="table-row">
      <style:table-row-properties style:min-row-height="0.794cm"/>
    </style:style>
    <style:style style:name="MP1" style:family="paragraph" style:parent-style-name="Standard">
      <style:paragraph-properties fo:text-align="start" style:justify-single-word="false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MP2" style:family="paragraph" style:parent-style-name="Standard">
      <style:paragraph-properties fo:text-align="start" style:justify-single-word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page-layout style:name="Mpm1">
      <style:page-layout-properties fo:page-width="20.999cm" fo:page-height="29.699cm" style:num-format="1" style:print-orientation="portrait" fo:margin-top="1.667cm" fo:margin-bottom="1.706cm" fo:margin-left="1.032cm" fo:margin-right="0.9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6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2" table:style-name="tab2">
          <table:table-column table:style-name="tab2.A"/>
          <table:table-column table:style-name="tab2.B"/>
          <table:table-row table:style-name="tab2.1">
            <table:table-cell office:value-type="string">
              <text:p text:style-name="MP1">Édité le : <text:bookmark-start text:name="DDE_LINK60"/>${o.created.strftime('%d/%m/%Y %H:%M')} par ${o.user}</text:p>
              <text:p text:style-name="MP2"><text:bookmark-start text:name="DDE_LINK61"/>${o._meta.verbose_name} n° ${o.number}</text:p>
            </table:table-cell>
            <table:table-cell office:value-type="string">
              <text:p text:style-name="Footer">Page <text:page-number text:select-page="current">2</text:page-number> / 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10-13T11:48:53</meta:creation-date>
    <dc:date>2010-01-12T15:38:51</dc:date>
    <meta:editing-cycles>319</meta:editing-cycles>
    <meta:editing-duration>PT17H21M17S</meta:editing-duration>
    <meta:document-statistic meta:table-count="5" meta:image-count="0" meta:object-count="0" meta:page-count="2" meta:paragraph-count="78" meta:word-count="143" meta:character-count="1863"/>
    <meta:user-defined meta:name="Info 1"/>
    <meta:user-defined meta:name="Info 2"/>
    <meta:user-defined meta:name="Info 3"/>
    <meta:user-defined meta:name="Info 4"/>
  </office:meta>
</office:document-meta>
</file>